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apple-system" svg:font-family="apple-system, BlinkMacSystemFont, 'Segoe UI', system-ui, 'Apple Color Emoji', 'Segoe UI Emoji', 'Segoe UI Web', sans-serif"/>
  </office:font-face-decls>
  <office:automatic-styles>
    <style:style style:name="P1" style:family="paragraph" style:parent-style-name="Standard">
      <style:text-properties fo:color="#0f1923" loext:opacity="100%" fo:font-size="13pt" fo:background-color="#ffffff" style:font-size-asian="13pt" style:font-size-complex="13pt"/>
    </style:style>
    <style:style style:name="P2" style:family="paragraph" style:parent-style-name="Standard">
      <style:text-properties style:text-underline-style="none" fo:font-weight="normal" officeooo:rsid="000725f1" officeooo:paragraph-rsid="001ebe7c" style:font-weight-asian="normal" style:font-weight-complex="normal"/>
    </style:style>
    <style:style style:name="P3" style:family="paragraph" style:parent-style-name="Standard">
      <style:text-properties style:text-underline-style="none" fo:font-weight="bold" officeooo:rsid="000725f1" officeooo:paragraph-rsid="001ebe7c" style:font-weight-asian="bold" style:font-weight-complex="bold"/>
    </style:style>
    <style:style style:name="P4" style:family="paragraph" style:parent-style-name="Standard">
      <style:text-properties officeooo:paragraph-rsid="00200afa"/>
    </style:style>
    <style:style style:name="P5" style:family="paragraph" style:parent-style-name="Text_20_body">
      <style:text-properties style:font-name="apple-system" fo:font-size="10.5pt" style:text-underline-style="none" fo:font-weight="normal" officeooo:rsid="000725f1" officeooo:paragraph-rsid="001ebe7c" style:font-weight-asian="normal" style:font-weight-complex="normal"/>
    </style:style>
    <style:style style:name="P6" style:family="paragraph" style:parent-style-name="Text_20_body" style:master-page-name="Standard">
      <style:paragraph-properties fo:margin-left="0cm" fo:margin-right="0cm" fo:margin-top="0cm" fo:margin-bottom="0cm" style:contextual-spacing="false" fo:text-indent="0cm" style:auto-text-indent="false" style:page-number="1" style:writing-mode="lr-tb"/>
      <style:text-properties style:font-name="apple-system" fo:font-size="10.5pt"/>
    </style:style>
    <style:style style:name="P7" style:family="paragraph" style:parent-style-name="Text_20_body">
      <style:paragraph-properties fo:margin-top="0cm" fo:margin-bottom="0.212cm" style:contextual-spacing="false" style:writing-mode="lr-tb"/>
      <style:text-properties style:font-name="apple-system" fo:font-size="10.5pt"/>
    </style:style>
    <style:style style:name="P8" style:family="paragraph" style:parent-style-name="Text_20_body">
      <style:paragraph-properties style:writing-mode="lr-tb"/>
      <style:text-properties style:font-name="apple-system" fo:font-size="10.5pt" officeooo:paragraph-rsid="001ebe7c"/>
    </style:style>
    <style:style style:name="P9" style:family="paragraph" style:parent-style-name="Text_20_body">
      <style:paragraph-properties fo:margin-top="0cm" fo:margin-bottom="0.212cm" style:contextual-spacing="false" style:writing-mode="lr-tb"/>
    </style:style>
    <style:style style:name="P10" style:family="paragraph" style:parent-style-name="Text_20_body">
      <style:paragraph-properties style:writing-mode="lr-tb"/>
      <style:text-properties officeooo:paragraph-rsid="001ebe7c"/>
    </style:style>
    <style:style style:name="T1" style:family="text">
      <style:text-properties fo:color="#0f1923" loext:opacity="100%" fo:font-size="13pt" fo:background-color="#ffffff" loext:char-shading-value="0" style:font-size-asian="13pt" style:font-size-complex="13pt"/>
    </style:style>
    <style:style style:name="T2" style:family="text">
      <style:text-properties style:font-name="apple-system" fo:font-size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[17:15] Afreen Sayed (Unverified)</text:p>
      <text:p text:style-name="P7">CREATE TABLE Users (</text:p>
      <text:p text:style-name="P9">   <text:span text:style-name="T2">user_id INT PRIMARY KEY AUTO_INCREMENT,</text:span></text:p>
      <text:p text:style-name="P9">   <text:span text:style-name="T2">username VARCHAR(50) NOT NULL UNIQUE,</text:span></text:p>
      <text:p text:style-name="P9">   <text:span text:style-name="T2">password VARCHAR(100) NOT NULL,</text:span></text:p>
      <text:p text:style-name="P9">   <text:span text:style-name="T2">email VARCHAR(100) NOT NULL UNIQUE,</text:span></text:p>
      <text:p text:style-name="P9">   <text:span text:style-name="T2">first_name VARCHAR(50),</text:span></text:p>
      <text:p text:style-name="P9">   <text:span text:style-name="T2">last_name VARCHAR(50),</text:span></text:p>
      <text:p text:style-name="P9">   <text:span text:style-name="T2">address VARCHAR(255),</text:span></text:p>
      <text:p text:style-name="P9">   <text:span text:style-name="T2">phone VARCHAR(15),</text:span></text:p>
      <text:p text:style-name="P9">   <text:span text:style-name="T2">created_at TIMESTAMP DEFAULT CURRENT_TIMESTAMP</text:span></text:p>
      <text:p text:style-name="P7">);</text:p>
      <text:p text:style-name="P9"> </text:p>
      <text:p text:style-name="P9"> </text:p>
      <text:p text:style-name="P7">CREATE TABLE Products (</text:p>
      <text:p text:style-name="P9">   <text:span text:style-name="T2">product_id INT PRIMARY KEY AUTO_INCREMENT,</text:span></text:p>
      <text:p text:style-name="P9">   <text:span text:style-name="T2">name VARCHAR(100) NOT NULL,</text:span></text:p>
      <text:p text:style-name="P9">   <text:span text:style-name="T2">description TEXT,</text:span></text:p>
      <text:p text:style-name="P9">   <text:span text:style-name="T2">price DECIMAL(10, 2) NOT NULL,</text:span></text:p>
      <text:p text:style-name="P9">   <text:span text:style-name="T2">stock_quantity INT NOT NULL,</text:span></text:p>
      <text:p text:style-name="P9">   <text:span text:style-name="T2">category_id INT,</text:span></text:p>
      <text:p text:style-name="P9">   <text:span text:style-name="T2">created_at TIMESTAMP DEFAULT CURRENT_TIMESTAMP,</text:span></text:p>
      <text:p text:style-name="P9">   <text:span text:style-name="T2">FOREIGN KEY (category_id) REFERENCES Categories(category_id)</text:span></text:p>
      <text:p text:style-name="P7">);</text:p>
      <text:p text:style-name="P9"> </text:p>
      <text:p text:style-name="P7">CREATE TABLE Categories (</text:p>
      <text:p text:style-name="P9">   <text:span text:style-name="T2">category_id INT PRIMARY KEY AUTO_INCREMENT,</text:span></text:p>
      <text:p text:style-name="P9">   <text:span text:style-name="T2">name VARCHAR(50) NOT NULL UNIQUE,</text:span></text:p>
      <text:p text:style-name="P9">   <text:span text:style-name="T2">description TEXT</text:span></text:p>
      <text:p text:style-name="P7">);</text:p>
      <text:p text:style-name="P9"><text:soft-page-break/> </text:p>
      <text:p text:style-name="P7">CREATE TABLE Orders (</text:p>
      <text:p text:style-name="P9">   <text:span text:style-name="T2">order_id INT PRIMARY KEY AUTO_INCREMENT,</text:span></text:p>
      <text:p text:style-name="P9">   <text:span text:style-name="T2">user_id INT NOT NULL,</text:span></text:p>
      <text:p text:style-name="P9">   <text:span text:style-name="T2">order_date TIMESTAMP DEFAULT CURRENT_TIMESTAMP,</text:span></text:p>
      <text:p text:style-name="P9">   <text:span text:style-name="T2">status ENUM('pending', 'shipped', 'delivered', 'canceled') DEFAULT 'pending',</text:span></text:p>
      <text:p text:style-name="P9">   <text:span text:style-name="T2">total_amount DECIMAL(10, 2) NOT NULL,</text:span></text:p>
      <text:p text:style-name="P9">   <text:span text:style-name="T2">shipping_address VARCHAR(255),</text:span></text:p>
      <text:p text:style-name="P9">   <text:span text:style-name="T2">FOREIGN KEY (user_id) REFERENCES Users(user_id)</text:span></text:p>
      <text:p text:style-name="P7">);</text:p>
      <text:p text:style-name="P9"> </text:p>
      <text:p text:style-name="P7">CREATE TABLE Order_Items (</text:p>
      <text:p text:style-name="P9">   <text:span text:style-name="T2">order_item_id INT PRIMARY KEY AUTO_INCREMENT,</text:span></text:p>
      <text:p text:style-name="P9">   <text:span text:style-name="T2">order_id INT NOT NULL,</text:span></text:p>
      <text:p text:style-name="P9">   <text:span text:style-name="T2">product_id INT NOT NULL,</text:span></text:p>
      <text:p text:style-name="P9">   <text:span text:style-name="T2">quantity INT NOT NULL,</text:span></text:p>
      <text:p text:style-name="P9">   <text:span text:style-name="T2">price DECIMAL(10, 2) NOT NULL,</text:span></text:p>
      <text:p text:style-name="P9">   <text:span text:style-name="T2">FOREIGN KEY (order_id) REFERENCES Orders(order_id),</text:span></text:p>
      <text:p text:style-name="P9">   <text:span text:style-name="T2">FOREIGN KEY (product_id) REFERENCES Products(product_id)</text:span></text:p>
      <text:p text:style-name="P7">);</text:p>
      <text:p text:style-name="P9"> </text:p>
      <text:p text:style-name="P7">CREATE TABLE Payments (</text:p>
      <text:p text:style-name="P9">   <text:span text:style-name="T2">payment_id INT PRIMARY KEY AUTO_INCREMENT,</text:span></text:p>
      <text:p text:style-name="P9">   <text:span text:style-name="T2">order_id INT NOT NULL,</text:span></text:p>
      <text:p text:style-name="P9">   <text:span text:style-name="T2">payment_date TIMESTAMP DEFAULT CURRENT_TIMESTAMP,</text:span></text:p>
      <text:p text:style-name="P9">   <text:span text:style-name="T2">amount DECIMAL(10, 2) NOT NULL,</text:span></text:p>
      <text:p text:style-name="P9">   <text:span text:style-name="T2">payment_method ENUM('credit_card', 'debit_card', 'paypal', 'cash_on_delivery') NOT NULL,</text:span></text:p>
      <text:p text:style-name="P9">   <text:span text:style-name="T2">FOREIGN KEY (order_id) REFERENCES Orders(order_id)</text:span></text:p>
      <text:p text:style-name="P7">);</text:p>
      <text:p text:style-name="P7"/>
      <text:p text:style-name="P7"><text:soft-page-break/>[17:18] Afreen Sayed (Unverified)</text:p>
      <text:p text:style-name="P7">-- Insert into Categories</text:p>
      <text:p text:style-name="P7">INSERT INTO Categories (name, description) VALUES</text:p>
      <text:p text:style-name="P7">('Electronics', 'Electronic devices and gadgets'),</text:p>
      <text:p text:style-name="P7">('Books', 'Various kinds of books'),</text:p>
      <text:p text:style-name="P7">('Clothing', 'Men and women clothing');</text:p>
      <text:p text:style-name="P9"> </text:p>
      <text:p text:style-name="P7">-- Insert into Products</text:p>
      <text:p text:style-name="P7">INSERT INTO Products (name, description, price, stock_quantity, category_id) VALUES</text:p>
      <text:p text:style-name="P7">('Smartphone', 'Latest model smartphone', 699.99, 50, 1),</text:p>
      <text:p text:style-name="P7">('Laptop', 'High performance laptop', 999.99, 30, 1),</text:p>
      <text:p text:style-name="P7">('T-shirt', 'Cotton t-shirt', 19.99, 100, 3);</text:p>
      <text:p text:style-name="P9"> </text:p>
      <text:p text:style-name="P7">-- Insert into Users</text:p>
      <text:p text:style-name="P7">INSERT INTO Users (username, password, email, first_name, last_name, address, phone) VALUES</text:p>
      <text:p text:style-name="P7">('john_doe', 'password123', 'john@example.com', 'John', 'Doe', '123 Main St, Springfield', '555-1234'),</text:p>
      <text:p text:style-name="P7">('jane_smith', 'password456', 'jane@example.com', 'Jane', 'Smith', '456 Elm St, Shelbyville', '555-5678');</text:p>
      <text:p text:style-name="P9"> </text:p>
      <text:p text:style-name="P7">-- Insert into Orders</text:p>
      <text:p text:style-name="P7">INSERT INTO Orders (user_id, status, total_amount, shipping_address) VALUES</text:p>
      <text:p text:style-name="P7">(1, 'pending', 719.98, '123 Main St, Springfield'),</text:p>
      <text:p text:style-name="P7">(2, 'pending', 19.99, '456 Elm St, Shelbyville');</text:p>
      <text:p text:style-name="P9"> </text:p>
      <text:p text:style-name="P7">-- Insert into Order_Items</text:p>
      <text:p text:style-name="P7">INSERT INTO Order_Items (order_id, product_id, quantity, price) VALUES</text:p>
      <text:p text:style-name="P7">(1, 1, 1, 699.99),</text:p>
      <text:p text:style-name="P7">(1, 2, 1, 19.99),</text:p>
      <text:p text:style-name="P7">(2, 3, 1, 19.99);</text:p>
      <text:p text:style-name="P9"> </text:p>
      <text:p text:style-name="P7">-- Insert into Payments</text:p>
      <text:p text:style-name="P7"><text:soft-page-break/>INSERT INTO Payments (order_id, amount, payment_method) VALUES</text:p>
      <text:p text:style-name="P7">(1, 719.98, 'credit_card'),</text:p>
      <text:p text:style-name="P7">(2, 19.99, 'paypal');</text:p>
      <text:p text:style-name="P9"> </text:p>
      <text:p text:style-name="P9"> </text:p>
      <text:p text:style-name="P9"> </text:p>
      <text:p text:style-name="P9"> </text:p>
      <text:p text:style-name="P9"> </text:p>
      <text:p text:style-name="P9"> 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/>
      <text:p text:style-name="P2"><text:soft-page-break/></text:p>
      <text:p text:style-name="P3">LIBRARY IN SQL</text:p>
      <text:p text:style-name="P5">[17:10] rahulkumar.stud@vivacollege.org (Unverified)</text:p>
      <text:p text:style-name="P8">DROP DATABASE IF EXISTS libraryDB;<text:line-break/>CREATE DATABASE libraryDB;<text:line-break/>USE libraryDB;</text:p>
      <text:p text:style-name="P10"> </text:p>
      <text:p text:style-name="P8">CREATE TABLE Book (<text:line-break/>    book_id INT PRIMARY KEY,<text:line-break/>    title VARCHAR(255) NOT NULL,<text:line-break/>    author VARCHAR(255) NOT NULL,<text:line-break/>    genre VARCHAR(50),<text:line-break/>    publication_year INT,<text:line-break/>    ISBN VARCHAR(13) UNIQUE<text:line-break/>);</text:p>
      <text:p text:style-name="P10"> </text:p>
      <text:p text:style-name="P8">CREATE TABLE Member (<text:line-break/>    member_id INT PRIMARY KEY,<text:line-break/>    first_name VARCHAR(50) NOT NULL,<text:line-break/>    last_name VARCHAR(50) NOT NULL,<text:line-break/>    address TEXT,<text:line-break/>    phone_number VARCHAR(10)<text:line-break/>);</text:p>
      <text:p text:style-name="P10"> </text:p>
      <text:p text:style-name="P8">CREATE TABLE Borrowing (<text:line-break/>    borrowing_id INT PRIMARY KEY,<text:line-break/>    date_borrowed DATE NOT NULL,<text:line-break/>    book_id INT,<text:line-break/>    member_id INT,<text:line-break/>    date_due DATE NOT NULL,<text:line-break/>    date_returned DATE,<text:line-break/>    FOREIGN KEY (book_id) REFERENCES Book(book_id),<text:line-break/>    FOREIGN KEY (member_id) REFERENCES Member(member_id),<text:line-break/>    CHECK (date_returned IS NULL OR date_returned &gt;= date_borrowed)<text:line-break/>);</text:p>
      <text:p text:style-name="P10"> </text:p>
      <text:p text:style-name="P8">CREATE TABLE Reservation (<text:line-break/><text:soft-page-break/>    reservation_id INT PRIMARY KEY,<text:line-break/>    book_id INT,<text:line-break/>    member_id INT,<text:line-break/>    date_reserved DATE NOT NULL,<text:line-break/>    FOREIGN KEY (book_id) REFERENCES Book(book_id),<text:line-break/>    FOREIGN KEY (member_id) REFERENCES Member(member_id)<text:line-break/>);</text:p>
      <text:p text:style-name="P2"/>
      <text:p text:style-name="P2"/>
      <text:p text:style-name="P5">[17:12] rahulkumar.stud@vivacollege.org (Unverified)</text:p>
      <text:p text:style-name="P8">INSERT INTO Book (book_id, title, author, genre, publication_year, ISBN) VALUES<text:line-break/>(101, 'abc', 'anurag thakur', 'xyz', '2022',0892392301230),<text:line-break/>(102, 'abc', 'anurag thakur', 'xyz', '2022',0892392301231);</text:p>
      <text:p text:style-name="P10"> </text:p>
      <text:p text:style-name="P8">INSERT INTO Member (member_id,first_name,last_name,address,phone_number) VALUES<text:line-break/>(1,'rahul','singh','mumbai',1234567890),<text:line-break/>(2,'rahul','singh','mumbai',1234567891);</text:p>
      <text:p text:style-name="P10"> </text:p>
      <text:p text:style-name="P8">INSERT INTO Borrowing  (borrowing_id,date_borrowed,book_id,member_id,date_due,date_returned) VALUES<text:line-break/>(1001,'2024-03-23',101,1,'2024-03-25','2024-03-25'),<text:line-break/>(1002,'2024-03-23',102,2,'2024-03-25','2024-03-25');</text:p>
      <text:p text:style-name="P10"> </text:p>
      <text:p text:style-name="P8">INSERT INTO Reservation  (reservation_id,book_id,member_id,date_reserved) VALUES<text:line-break/>(11,101,1,'2024-03-28'),<text:line-break/>(12,102,2,'2024-03-28');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4">CREATE TABLE Customers (</text:p>
      <text:p text:style-name="P4"><text:s text:c="4"/>customer_id INT PRIMARY KEY AUTO_INCREMENT,</text:p>
      <text:p text:style-name="P4"><text:s text:c="4"/>name VARCHAR(100) NOT NULL,</text:p>
      <text:p text:style-name="P4"><text:s text:c="4"/>address VARCHAR(255),</text:p>
      <text:p text:style-name="P4"><text:s text:c="4"/>phone VARCHAR(15),</text:p>
      <text:p text:style-name="P4"><text:s text:c="4"/>email VARCHAR(100) UNIQUE</text:p>
      <text:p text:style-name="P4">);</text:p>
      <text:p text:style-name="P4"/>
      <text:p text:style-name="P4">CREATE TABLE Cars (</text:p>
      <text:p text:style-name="P4"><text:s text:c="4"/>car_id INT PRIMARY KEY AUTO_INCREMENT,</text:p>
      <text:p text:style-name="P4"><text:s text:c="4"/>make VARCHAR(50) NOT NULL,</text:p>
      <text:p text:style-name="P4"><text:s text:c="4"/>model VARCHAR(50) NOT NULL,</text:p>
      <text:p text:style-name="P4"><text:s text:c="4"/>year INT NOT NULL,</text:p>
      <text:p text:style-name="P4"><text:s text:c="4"/>status ENUM('available', 'rented', 'maintenance') NOT NULL,</text:p>
      <text:p text:style-name="P4"><text:s text:c="4"/>location_id INT,</text:p>
      <text:p text:style-name="P4"><text:s text:c="4"/>FOREIGN KEY (location_id) REFERENCES Locations(location_id)</text:p>
      <text:p text:style-name="P4">);</text:p>
      <text:p text:style-name="P4"/>
      <text:p text:style-name="P4">CREATE TABLE Rentals (</text:p>
      <text:p text:style-name="P4"><text:s text:c="4"/>rental_id INT PRIMARY KEY AUTO_INCREMENT,</text:p>
      <text:p text:style-name="P4"><text:s text:c="4"/>car_id INT NOT NULL,</text:p>
      <text:p text:style-name="P4"><text:s text:c="4"/>customer_id INT NOT NULL,</text:p>
      <text:p text:style-name="P4"><text:s text:c="4"/>rental_date DATE NOT NULL,</text:p>
      <text:p text:style-name="P4"><text:s text:c="4"/>return_date DATE,</text:p>
      <text:p text:style-name="P4"><text:s text:c="4"/>status ENUM('ongoing', 'completed', 'canceled') NOT NULL,</text:p>
      <text:p text:style-name="P4"><text:s text:c="4"/>FOREIGN KEY (car_id) REFERENCES Cars(car_id),</text:p>
      <text:p text:style-name="P4"><text:s text:c="4"/>FOREIGN KEY (customer_id) REFERENCES Customers(customer_id)</text:p>
      <text:p text:style-name="P4">);</text:p>
      <text:p text:style-name="P4"/>
      <text:p text:style-name="P4">CREATE TABLE Locations (</text:p>
      <text:p text:style-name="P4"><text:s text:c="4"/>location_id INT PRIMARY KEY AUTO_INCREMENT,</text:p>
      <text:p text:style-name="P4"><text:s text:c="4"/>address VARCHAR(255) NOT NULL,</text:p>
      <text:p text:style-name="P4"><text:s text:c="4"/>city VARCHAR(50) NOT NULL,</text:p>
      <text:p text:style-name="P4"><text:s text:c="4"/>state VARCHAR(50) NOT NULL,</text:p>
      <text:p text:style-name="P4"><text:s text:c="4"/>zip_code VARCHAR(10) NOT NULL</text:p>
      <text:p text:style-name="P4">);</text:p>
      <text:p text:style-name="P4"/>
      <text:p text:style-name="P4">CREATE TABLE Payments (</text:p>
      <text:p text:style-name="P4"><text:s text:c="4"/>payment_id INT PRIMARY KEY AUTO_INCREMENT,</text:p>
      <text:p text:style-name="P4"><text:s text:c="4"/>rental_id INT NOT NULL,</text:p>
      <text:p text:style-name="P4"><text:s text:c="4"/>amount DECIMAL(10, 2) NOT NULL,</text:p>
      <text:p text:style-name="P4"><text:s text:c="4"/>payment_date DATE NOT NULL,</text:p>
      <text:p text:style-name="P4"><text:s text:c="4"/>payment_method ENUM('cash', 'credit_card', 'debit_card', 'paypal') NOT NULL,</text:p>
      <text:p text:style-name="P4"><text:soft-page-break/><text:s text:c="4"/>FOREIGN KEY (rental_id) REFERENCES Rentals(rental_id)</text:p>
      <text:p text:style-name="P4">);</text:p>
      <text:p text:style-name="P4">-- Insert into Locations</text:p>
      <text:p text:style-name="P4">INSERT INTO Locations (address, city, state, zip_code) VALUES</text:p>
      <text:p text:style-name="P4">('123 Main St', 'Springfield', 'IL', '62701'),</text:p>
      <text:p text:style-name="P4">('456 Elm St', 'Shelbyville', 'IL', '62702');</text:p>
      <text:p text:style-name="P4"/>
      <text:p text:style-name="P4">-- Insert into Customers</text:p>
      <text:p text:style-name="P4">INSERT INTO Customers (name, address, phone, email) VALUES</text:p>
      <text:p text:style-name="P4">('Alice Johnson', '789 Oak St, Springfield, IL 62703', '555-1234', 'alice@example.com'),</text:p>
      <text:p text:style-name="P4">('Bob Smith', '101 Pine St, Shelbyville, IL 62704', '555-5678', 'bob@example.com');</text:p>
      <text:p text:style-name="P4"/>
      <text:p text:style-name="P4">-- Insert into Cars</text:p>
      <text:p text:style-name="P4">INSERT INTO Cars (make, model, year, status, location_id) VALUES</text:p>
      <text:p text:style-name="P4">('Toyota', 'Camry', 2020, 'available', 1),</text:p>
      <text:p text:style-name="P4">('Honda', 'Civic', 2019, 'maintenance', 2);</text:p>
      <text:p text:style-name="P4"/>
      <text:p text:style-name="P4">-- Insert into Rentals</text:p>
      <text:p text:style-name="P4">INSERT INTO Rentals (car_id, customer_id, rental_date, status) VALUES</text:p>
      <text:p text:style-name="P4">(1, 1, '2024-06-01', 'ongoing');</text:p>
      <text:p text:style-name="P4"/>
      <text:p text:style-name="P4">-- Insert into Payments</text:p>
      <text:p text:style-name="P4">INSERT INTO Payments (rental_id, amount, payment_date, payment_method) VALUES</text:p>
      <text:p text:style-name="P4">(1, 100.00, '2024-06-01', 'credit_card');</text:p>
      <text:p text:style-name="P4"/>
      <text:p text:style-name="P4"><text:bookmark text:name="_GoBack"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apple-system" svg:font-family="apple-system, BlinkMacSystemFont, 'Segoe UI', system-ui, 'Apple Color Emoji', 'Segoe UI Emoji', 'Segoe UI Web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dc:date>2024-06-13T17:42:09.073000000</dc:date>
    <meta:editing-duration>PT7H22M52S</meta:editing-duration>
    <meta:editing-cycles>3</meta:editing-cycles>
    <meta:document-statistic meta:table-count="0" meta:image-count="0" meta:object-count="0" meta:page-count="8" meta:paragraph-count="176" meta:word-count="809" meta:character-count="7122" meta:non-whitespace-character-count="6091"/>
  </office:meta>
</office:document-meta>
</file>